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Sheet" table:style-name="ta1">
        <table:table-column table:style-name="co1" table:number-columns-repeated="4" table:default-cell-style-name="Default"/>
        <table:table-row table:style-name="ro1">
          <table:table-cell office:value-type="string">
            <text:p>utility_component_template</text:p>
          </table:table-cell>
          <table:table-cell table:number-columns-repeated="3"/>
        </table:table-row>
        <table:table-row table:style-name="ro1">
          <table:table-cell office:value-type="string">
            <text:p>key</text:p>
          </table:table-cell>
          <table:table-cell office:value-type="string">
            <text:p>cost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>
            <text:p>"EMPTY_HULL_SLOT"</text:p>
          </table:table-cell>
          <table:table-cell table:formula="of:=[.C6]*VALUE([.D6])" office:value-type="float" office:value="0">
            <text:p>0</text:p>
          </table:table-cell>
          <table:table-cell/>
          <table:table-cell office:value-type="string">
            <text:p>0</text:p>
          </table:table-cell>
        </table:table-row>
        <table:table-row table:style-name="ro1">
          <table:table-cell office:value-type="string">
            <text:p>"CORVETTE_ARMOR_1"</text:p>
          </table:table-cell>
          <table:table-cell table:formula="of:=[.C7]*VALUE([.D7])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20</text:p>
          </table:table-cell>
        </table:table-row>
        <table:table-row table:style-name="ro1">
          <table:table-cell office:value-type="string">
            <text:p>"CORVETTE_ARMOR_2"</text:p>
          </table:table-cell>
          <table:table-cell table:formula="of:=[.C8]*VALUE([.D8])"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40</text:p>
          </table:table-cell>
        </table:table-row>
        <table:table-row table:style-name="ro1">
          <table:table-cell office:value-type="string">
            <text:p>"CORVETTE_ARMOR_3"</text:p>
          </table:table-cell>
          <table:table-cell table:formula="of:=[.C9]*VALUE([.D9])"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string">
            <text:p>60</text:p>
          </table:table-cell>
        </table:table-row>
        <table:table-row table:style-name="ro1">
          <table:table-cell office:value-type="string">
            <text:p>"CORVETTE_ARMOR_4"</text:p>
          </table:table-cell>
          <table:table-cell table:formula="of:=[.C10]*VALUE([.D10])"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80</text:p>
          </table:table-cell>
        </table:table-row>
        <table:table-row table:style-name="ro1">
          <table:table-cell office:value-type="string">
            <text:p>"CORVETTE_ARMOR_5"</text:p>
          </table:table-cell>
          <table:table-cell table:formula="of:=[.C11]*VALUE([.D11])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100</text:p>
          </table:table-cell>
        </table:table-row>
        <table:table-row table:style-name="ro1">
          <table:table-cell office:value-type="string">
            <text:p>"DESTROYER_ARMOR_1"</text:p>
          </table:table-cell>
          <table:table-cell table:formula="of:=[.C12]*VALUE([.D12])"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40</text:p>
          </table:table-cell>
        </table:table-row>
        <table:table-row table:style-name="ro1">
          <table:table-cell office:value-type="string">
            <text:p>"DESTROYER_ARMOR_2"</text:p>
          </table:table-cell>
          <table:table-cell table:formula="of:=[.C13]*VALUE([.D13])"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80</text:p>
          </table:table-cell>
        </table:table-row>
        <table:table-row table:style-name="ro1">
          <table:table-cell office:value-type="string">
            <text:p>"DESTROYER_ARMOR_3"</text:p>
          </table:table-cell>
          <table:table-cell table:formula="of:=[.C14]*VALUE([.D14])"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string">
            <text:p>120</text:p>
          </table:table-cell>
        </table:table-row>
        <table:table-row table:style-name="ro1">
          <table:table-cell office:value-type="string">
            <text:p>"DESTROYER_ARMOR_4"</text:p>
          </table:table-cell>
          <table:table-cell table:formula="of:=[.C15]*VALUE([.D15])"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string">
            <text:p>160</text:p>
          </table:table-cell>
        </table:table-row>
        <table:table-row table:style-name="ro1">
          <table:table-cell office:value-type="string">
            <text:p>"DESTROYER_ARMOR_5"</text:p>
          </table:table-cell>
          <table:table-cell table:formula="of:=[.C16]*VALUE([.D16])"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string">
            <text:p>200</text:p>
          </table:table-cell>
        </table:table-row>
        <table:table-row table:style-name="ro1">
          <table:table-cell office:value-type="string">
            <text:p>"CRUISER_ARMOR_1"</text:p>
          </table:table-cell>
          <table:table-cell table:formula="of:=[.C17]*VALUE([.D17])"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80</text:p>
          </table:table-cell>
        </table:table-row>
        <table:table-row table:style-name="ro1">
          <table:table-cell office:value-type="string">
            <text:p>"CRUISER_ARMOR_2"</text:p>
          </table:table-cell>
          <table:table-cell table:formula="of:=[.C18]*VALUE([.D18])"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string">
            <text:p>160</text:p>
          </table:table-cell>
        </table:table-row>
        <table:table-row table:style-name="ro1">
          <table:table-cell office:value-type="string">
            <text:p>"CRUISER_ARMOR_3"</text:p>
          </table:table-cell>
          <table:table-cell table:formula="of:=[.C19]*VALUE([.D19])"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</text:p>
          </table:table-cell>
        </table:table-row>
        <table:table-row table:style-name="ro1">
          <table:table-cell office:value-type="string">
            <text:p>"CRUISER_ARMOR_4"</text:p>
          </table:table-cell>
          <table:table-cell table:formula="of:=[.C20]*VALUE([.D20])" office:value-type="float" office:value="320">
            <text:p>320</text:p>
          </table:table-cell>
          <table:table-cell office:value-type="float" office:value="1">
            <text:p>1</text:p>
          </table:table-cell>
          <table:table-cell office:value-type="string">
            <text:p>320</text:p>
          </table:table-cell>
        </table:table-row>
        <table:table-row table:style-name="ro1">
          <table:table-cell office:value-type="string">
            <text:p>"CRUISER_ARMOR_5"</text:p>
          </table:table-cell>
          <table:table-cell table:formula="of:=[.C21]*VALUE([.D21])"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string">
            <text:p>400</text:p>
          </table:table-cell>
        </table:table-row>
        <table:table-row table:style-name="ro1">
          <table:table-cell office:value-type="string">
            <text:p>"BATTLESHIP_ARMOR_1"</text:p>
          </table:table-cell>
          <table:table-cell table:formula="of:=[.C22]*VALUE([.D22])"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string">
            <text:p>160</text:p>
          </table:table-cell>
        </table:table-row>
        <table:table-row table:style-name="ro1">
          <table:table-cell office:value-type="string">
            <text:p>"BATTLESHIP_ARMOR_2"</text:p>
          </table:table-cell>
          <table:table-cell table:formula="of:=[.C23]*VALUE([.D23])" office:value-type="float" office:value="320">
            <text:p>320</text:p>
          </table:table-cell>
          <table:table-cell office:value-type="float" office:value="1">
            <text:p>1</text:p>
          </table:table-cell>
          <table:table-cell office:value-type="string">
            <text:p>320</text:p>
          </table:table-cell>
        </table:table-row>
        <table:table-row table:style-name="ro1">
          <table:table-cell office:value-type="string">
            <text:p>"BATTLESHIP_ARMOR_3"</text:p>
          </table:table-cell>
          <table:table-cell table:formula="of:=[.C24]*VALUE([.D24])" office:value-type="float" office:value="480">
            <text:p>480</text:p>
          </table:table-cell>
          <table:table-cell office:value-type="float" office:value="1">
            <text:p>1</text:p>
          </table:table-cell>
          <table:table-cell office:value-type="string">
            <text:p>480</text:p>
          </table:table-cell>
        </table:table-row>
        <table:table-row table:style-name="ro1">
          <table:table-cell office:value-type="string">
            <text:p>"BATTLESHIP_ARMOR_4"</text:p>
          </table:table-cell>
          <table:table-cell table:formula="of:=[.C25]*VALUE([.D25])" office:value-type="float" office:value="640">
            <text:p>640</text:p>
          </table:table-cell>
          <table:table-cell office:value-type="float" office:value="1">
            <text:p>1</text:p>
          </table:table-cell>
          <table:table-cell office:value-type="string">
            <text:p>640</text:p>
          </table:table-cell>
        </table:table-row>
        <table:table-row table:style-name="ro1">
          <table:table-cell office:value-type="string">
            <text:p>"BATTLESHIP_ARMOR_5"</text:p>
          </table:table-cell>
          <table:table-cell table:formula="of:=[.C26]*VALUE([.D26])" office:value-type="float" office:value="800">
            <text:p>800</text:p>
          </table:table-cell>
          <table:table-cell office:value-type="float" office:value="1">
            <text:p>1</text:p>
          </table:table-cell>
          <table:table-cell office:value-type="string">
            <text:p>800</text:p>
          </table:table-cell>
        </table:table-row>
        <table:table-row table:style-name="ro1">
          <table:table-cell office:value-type="string">
            <text:p>"DREADNOUGHT_ARMOR_1"</text:p>
          </table:table-cell>
          <table:table-cell table:formula="of:=[.C27]*VALUE([.D27])" office:value-type="float" office:value="320">
            <text:p>320</text:p>
          </table:table-cell>
          <table:table-cell office:value-type="float" office:value="1">
            <text:p>1</text:p>
          </table:table-cell>
          <table:table-cell office:value-type="string">
            <text:p>320</text:p>
          </table:table-cell>
        </table:table-row>
        <table:table-row table:style-name="ro1">
          <table:table-cell office:value-type="string">
            <text:p>"DREADNOUGHT_ARMOR_2"</text:p>
          </table:table-cell>
          <table:table-cell table:formula="of:=[.C28]*VALUE([.D28])" office:value-type="float" office:value="640">
            <text:p>640</text:p>
          </table:table-cell>
          <table:table-cell office:value-type="float" office:value="1">
            <text:p>1</text:p>
          </table:table-cell>
          <table:table-cell office:value-type="string">
            <text:p>640</text:p>
          </table:table-cell>
        </table:table-row>
        <table:table-row table:style-name="ro1">
          <table:table-cell office:value-type="string">
            <text:p>"DREADNOUGHT_ARMOR_3"</text:p>
          </table:table-cell>
          <table:table-cell table:formula="of:=[.C29]*VALUE([.D29])" office:value-type="float" office:value="960">
            <text:p>960</text:p>
          </table:table-cell>
          <table:table-cell office:value-type="float" office:value="1">
            <text:p>1</text:p>
          </table:table-cell>
          <table:table-cell office:value-type="string">
            <text:p>960</text:p>
          </table:table-cell>
        </table:table-row>
        <table:table-row table:style-name="ro1">
          <table:table-cell office:value-type="string">
            <text:p>"DREADNOUGHT_ARMOR_4"</text:p>
          </table:table-cell>
          <table:table-cell table:formula="of:=[.C30]*VALUE([.D30])" office:value-type="float" office:value="1280">
            <text:p>1280</text:p>
          </table:table-cell>
          <table:table-cell office:value-type="float" office:value="1">
            <text:p>1</text:p>
          </table:table-cell>
          <table:table-cell office:value-type="string">
            <text:p>1280</text:p>
          </table:table-cell>
        </table:table-row>
        <table:table-row table:style-name="ro1">
          <table:table-cell office:value-type="string">
            <text:p>"DREADNOUGHT_ARMOR_5"</text:p>
          </table:table-cell>
          <table:table-cell table:formula="of:=[.C31]*VALUE([.D31])" office:value-type="float" office:value="1600">
            <text:p>1600</text:p>
          </table:table-cell>
          <table:table-cell office:value-type="float" office:value="1">
            <text:p>1</text:p>
          </table:table-cell>
          <table:table-cell office:value-type="string">
            <text:p>1600</text:p>
          </table:table-cell>
        </table:table-row>
        <table:table-row table:style-name="ro1">
          <table:table-cell office:value-type="string">
            <text:p>"SMALL_STATION_ARMOR_1"</text:p>
          </table:table-cell>
          <table:table-cell table:formula="of:=[.C32]*VALUE([.D32])" office:value-type="float" office:value="25">
            <text:p>25</text:p>
          </table:table-cell>
          <table:table-cell office:value-type="float" office:value="0.5">
            <text:p>0.5</text:p>
          </table:table-cell>
          <table:table-cell office:value-type="string">
            <text:p>50</text:p>
          </table:table-cell>
        </table:table-row>
        <table:table-row table:style-name="ro1">
          <table:table-cell office:value-type="string">
            <text:p>"SMALL_STATION_ARMOR_2"</text:p>
          </table:table-cell>
          <table:table-cell table:formula="of:=[.C33]*VALUE([.D33])" office:value-type="float" office:value="50">
            <text:p>50</text:p>
          </table:table-cell>
          <table:table-cell office:value-type="float" office:value="0.5">
            <text:p>0.5</text:p>
          </table:table-cell>
          <table:table-cell office:value-type="string">
            <text:p>100</text:p>
          </table:table-cell>
        </table:table-row>
        <table:table-row table:style-name="ro1">
          <table:table-cell office:value-type="string">
            <text:p>"SMALL_STATION_ARMOR_3"</text:p>
          </table:table-cell>
          <table:table-cell table:formula="of:=[.C34]*VALUE([.D34])" office:value-type="float" office:value="75">
            <text:p>75</text:p>
          </table:table-cell>
          <table:table-cell office:value-type="float" office:value="0.5">
            <text:p>0.5</text:p>
          </table:table-cell>
          <table:table-cell office:value-type="string">
            <text:p>150</text:p>
          </table:table-cell>
        </table:table-row>
        <table:table-row table:style-name="ro1">
          <table:table-cell office:value-type="string">
            <text:p>"SMALL_STATION_ARMOR_4"</text:p>
          </table:table-cell>
          <table:table-cell table:formula="of:=[.C35]*VALUE([.D35])" office:value-type="float" office:value="100">
            <text:p>100</text:p>
          </table:table-cell>
          <table:table-cell office:value-type="float" office:value="0.5">
            <text:p>0.5</text:p>
          </table:table-cell>
          <table:table-cell office:value-type="string">
            <text:p>200</text:p>
          </table:table-cell>
        </table:table-row>
        <table:table-row table:style-name="ro1">
          <table:table-cell office:value-type="string">
            <text:p>"SMALL_STATION_ARMOR_5"</text:p>
          </table:table-cell>
          <table:table-cell table:formula="of:=[.C36]*VALUE([.D36])" office:value-type="float" office:value="125">
            <text:p>125</text:p>
          </table:table-cell>
          <table:table-cell office:value-type="float" office:value="0.5">
            <text:p>0.5</text:p>
          </table:table-cell>
          <table:table-cell office:value-type="string">
            <text:p>250</text:p>
          </table:table-cell>
        </table:table-row>
        <table:table-row table:style-name="ro1">
          <table:table-cell office:value-type="string">
            <text:p>"MEDIUM_STATION_ARMOR_1"</text:p>
          </table:table-cell>
          <table:table-cell table:formula="of:=[.C37]*VALUE([.D37])" office:value-type="float" office:value="50">
            <text:p>50</text:p>
          </table:table-cell>
          <table:table-cell office:value-type="float" office:value="0.5">
            <text:p>0.5</text:p>
          </table:table-cell>
          <table:table-cell office:value-type="string">
            <text:p>100</text:p>
          </table:table-cell>
        </table:table-row>
        <table:table-row table:style-name="ro1">
          <table:table-cell office:value-type="string">
            <text:p>"MEDIUM_STATION_ARMOR_2"</text:p>
          </table:table-cell>
          <table:table-cell table:formula="of:=[.C38]*VALUE([.D38])" office:value-type="float" office:value="100">
            <text:p>100</text:p>
          </table:table-cell>
          <table:table-cell office:value-type="float" office:value="0.5">
            <text:p>0.5</text:p>
          </table:table-cell>
          <table:table-cell office:value-type="string">
            <text:p>200</text:p>
          </table:table-cell>
        </table:table-row>
        <table:table-row table:style-name="ro1">
          <table:table-cell office:value-type="string">
            <text:p>"MEDIUM_STATION_ARMOR_3"</text:p>
          </table:table-cell>
          <table:table-cell table:formula="of:=[.C39]*VALUE([.D39])" office:value-type="float" office:value="150">
            <text:p>150</text:p>
          </table:table-cell>
          <table:table-cell office:value-type="float" office:value="0.5">
            <text:p>0.5</text:p>
          </table:table-cell>
          <table:table-cell office:value-type="string">
            <text:p>300</text:p>
          </table:table-cell>
        </table:table-row>
        <table:table-row table:style-name="ro1">
          <table:table-cell office:value-type="string">
            <text:p>"MEDIUM_STATION_ARMOR_4"</text:p>
          </table:table-cell>
          <table:table-cell table:formula="of:=[.C40]*VALUE([.D40])" office:value-type="float" office:value="200">
            <text:p>200</text:p>
          </table:table-cell>
          <table:table-cell office:value-type="float" office:value="0.5">
            <text:p>0.5</text:p>
          </table:table-cell>
          <table:table-cell office:value-type="string">
            <text:p>400</text:p>
          </table:table-cell>
        </table:table-row>
        <table:table-row table:style-name="ro1">
          <table:table-cell office:value-type="string">
            <text:p>"MEDIUM_STATION_ARMOR_5"</text:p>
          </table:table-cell>
          <table:table-cell table:formula="of:=[.C41]*VALUE([.D41])" office:value-type="float" office:value="250">
            <text:p>250</text:p>
          </table:table-cell>
          <table:table-cell office:value-type="float" office:value="0.5">
            <text:p>0.5</text:p>
          </table:table-cell>
          <table:table-cell office:value-type="string">
            <text:p>500</text:p>
          </table:table-cell>
        </table:table-row>
        <table:table-row table:style-name="ro1">
          <table:table-cell office:value-type="string">
            <text:p>"LARGE_STATION_ARMOR_1"</text:p>
          </table:table-cell>
          <table:table-cell table:formula="of:=[.C42]*VALUE([.D42])" office:value-type="float" office:value="100">
            <text:p>100</text:p>
          </table:table-cell>
          <table:table-cell office:value-type="float" office:value="0.5">
            <text:p>0.5</text:p>
          </table:table-cell>
          <table:table-cell office:value-type="string">
            <text:p>200</text:p>
          </table:table-cell>
        </table:table-row>
        <table:table-row table:style-name="ro1">
          <table:table-cell office:value-type="string">
            <text:p>"LARGE_STATION_ARMOR_2"</text:p>
          </table:table-cell>
          <table:table-cell table:formula="of:=[.C43]*VALUE([.D43])" office:value-type="float" office:value="200">
            <text:p>200</text:p>
          </table:table-cell>
          <table:table-cell office:value-type="float" office:value="0.5">
            <text:p>0.5</text:p>
          </table:table-cell>
          <table:table-cell office:value-type="string">
            <text:p>400</text:p>
          </table:table-cell>
        </table:table-row>
        <table:table-row table:style-name="ro1">
          <table:table-cell office:value-type="string">
            <text:p>"LARGE_STATION_ARMOR_3"</text:p>
          </table:table-cell>
          <table:table-cell table:formula="of:=[.C44]*VALUE([.D44])" office:value-type="float" office:value="300">
            <text:p>300</text:p>
          </table:table-cell>
          <table:table-cell office:value-type="float" office:value="0.5">
            <text:p>0.5</text:p>
          </table:table-cell>
          <table:table-cell office:value-type="string">
            <text:p>600</text:p>
          </table:table-cell>
        </table:table-row>
        <table:table-row table:style-name="ro1">
          <table:table-cell office:value-type="string">
            <text:p>"LARGE_STATION_ARMOR_4"</text:p>
          </table:table-cell>
          <table:table-cell table:formula="of:=[.C45]*VALUE([.D45])" office:value-type="float" office:value="400">
            <text:p>400</text:p>
          </table:table-cell>
          <table:table-cell office:value-type="float" office:value="0.5">
            <text:p>0.5</text:p>
          </table:table-cell>
          <table:table-cell office:value-type="string">
            <text:p>800</text:p>
          </table:table-cell>
        </table:table-row>
        <table:table-row table:style-name="ro1">
          <table:table-cell office:value-type="string">
            <text:p>"LARGE_STATION_ARMOR_5"</text:p>
          </table:table-cell>
          <table:table-cell table:formula="of:=[.C46]*VALUE([.D46])" office:value-type="float" office:value="500">
            <text:p>500</text:p>
          </table:table-cell>
          <table:table-cell office:value-type="float" office:value="0.5">
            <text:p>0.5</text:p>
          </table:table-cell>
          <table:table-cell office:value-type="string">
            <text:p>1000</text:p>
          </table:table-cell>
        </table:table-row>
        <table:table-row table:style-name="ro1">
          <table:table-cell office:value-type="string">
            <text:p>"EXTRA_LARGE_STATION_ARMOR_1"</text:p>
          </table:table-cell>
          <table:table-cell table:formula="of:=[.C47]*VALUE([.D47])" office:value-type="float" office:value="200">
            <text:p>200</text:p>
          </table:table-cell>
          <table:table-cell office:value-type="float" office:value="0.5">
            <text:p>0.5</text:p>
          </table:table-cell>
          <table:table-cell office:value-type="string">
            <text:p>400</text:p>
          </table:table-cell>
        </table:table-row>
        <table:table-row table:style-name="ro1">
          <table:table-cell office:value-type="string">
            <text:p>"EXTRA_LARGE_STATION_ARMOR_2"</text:p>
          </table:table-cell>
          <table:table-cell table:formula="of:=[.C48]*VALUE([.D48])" office:value-type="float" office:value="400">
            <text:p>400</text:p>
          </table:table-cell>
          <table:table-cell office:value-type="float" office:value="0.5">
            <text:p>0.5</text:p>
          </table:table-cell>
          <table:table-cell office:value-type="string">
            <text:p>800</text:p>
          </table:table-cell>
        </table:table-row>
        <table:table-row table:style-name="ro1">
          <table:table-cell office:value-type="string">
            <text:p>"EXTRA_LARGE_STATION_ARMOR_3"</text:p>
          </table:table-cell>
          <table:table-cell table:formula="of:=[.C49]*VALUE([.D49])" office:value-type="float" office:value="600">
            <text:p>600</text:p>
          </table:table-cell>
          <table:table-cell office:value-type="float" office:value="0.5">
            <text:p>0.5</text:p>
          </table:table-cell>
          <table:table-cell office:value-type="string">
            <text:p>1200</text:p>
          </table:table-cell>
        </table:table-row>
        <table:table-row table:style-name="ro1">
          <table:table-cell office:value-type="string">
            <text:p>"EXTRA_LARGE_STATION_ARMOR_4"</text:p>
          </table:table-cell>
          <table:table-cell table:formula="of:=[.C50]*VALUE([.D50])" office:value-type="float" office:value="800">
            <text:p>800</text:p>
          </table:table-cell>
          <table:table-cell office:value-type="float" office:value="0.5">
            <text:p>0.5</text:p>
          </table:table-cell>
          <table:table-cell office:value-type="string">
            <text:p>1600</text:p>
          </table:table-cell>
        </table:table-row>
        <table:table-row table:style-name="ro1">
          <table:table-cell office:value-type="string">
            <text:p>"EXTRA_LARGE_STATION_ARMOR_5"</text:p>
          </table:table-cell>
          <table:table-cell table:formula="of:=[.C51]*VALUE([.D51])" office:value-type="float" office:value="1000">
            <text:p>1000</text:p>
          </table:table-cell>
          <table:table-cell office:value-type="float" office:value="0.5">
            <text:p>0.5</text:p>
          </table:table-cell>
          <table:table-cell office:value-type="string">
            <text:p>2000</text:p>
          </table:table-cell>
        </table:table-row>
        <table:table-row table:style-name="ro1">
          <table:table-cell office:value-type="string">
            <text:p>"NON_DESIGNABLE_SHIP_ARMOR_1"</text:p>
          </table:table-cell>
          <table:table-cell table:formula="of:=[.C52]*VALUE([.D52])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20</text:p>
          </table:table-cell>
        </table:table-row>
        <table:table-row table:style-name="ro1">
          <table:table-cell office:value-type="string">
            <text:p>"NON_DESIGNABLE_SHIP_ARMOR_2"</text:p>
          </table:table-cell>
          <table:table-cell table:formula="of:=[.C53]*VALUE([.D53])"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40</text:p>
          </table:table-cell>
        </table:table-row>
        <table:table-row table:style-name="ro1">
          <table:table-cell office:value-type="string">
            <text:p>"NON_DESIGNABLE_SHIP_ARMOR_3"</text:p>
          </table:table-cell>
          <table:table-cell table:formula="of:=[.C54]*VALUE([.D54])"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string">
            <text:p>60</text:p>
          </table:table-cell>
        </table:table-row>
        <table:table-row table:style-name="ro1">
          <table:table-cell office:value-type="string">
            <text:p>"NON_DESIGNABLE_SHIP_ARMOR_4"</text:p>
          </table:table-cell>
          <table:table-cell table:formula="of:=[.C55]*VALUE([.D55])"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80</text:p>
          </table:table-cell>
        </table:table-row>
        <table:table-row table:style-name="ro1">
          <table:table-cell office:value-type="string">
            <text:p>"NON_DESIGNABLE_SHIP_ARMOR_5"</text:p>
          </table:table-cell>
          <table:table-cell table:formula="of:=[.C56]*VALUE([.D56])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100</text:p>
          </table:table-cell>
        </table:table-row>
        <table:table-row table:style-name="ro1">
          <table:table-cell office:value-type="string">
            <text:p>"CORVETTE_SHIELD_RECHARGER_1"</text:p>
          </table:table-cell>
          <table:table-cell table:formula="of:=[.C57]*VALUE([.D57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10</text:p>
          </table:table-cell>
        </table:table-row>
        <table:table-row table:style-name="ro1">
          <table:table-cell office:value-type="string">
            <text:p>"CORVETTE_SHIELD_RECHARGER_2"</text:p>
          </table:table-cell>
          <table:table-cell table:formula="of:=[.C58]*VALUE([.D58])"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30</text:p>
          </table:table-cell>
        </table:table-row>
        <table:table-row table:style-name="ro1">
          <table:table-cell office:value-type="string">
            <text:p>"CORVETTE_SHIELD_RECHARGER_3"</text:p>
          </table:table-cell>
          <table:table-cell table:formula="of:=[.C59]*VALUE([.D59])"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50</text:p>
          </table:table-cell>
        </table:table-row>
        <table:table-row table:style-name="ro1">
          <table:table-cell office:value-type="string">
            <text:p>"DESTROYER_SHIELD_RECHARGER_1"</text:p>
          </table:table-cell>
          <table:table-cell table:formula="of:=[.C60]*VALUE([.D60])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20</text:p>
          </table:table-cell>
        </table:table-row>
        <table:table-row table:style-name="ro1">
          <table:table-cell office:value-type="string">
            <text:p>"DESTROYER_SHIELD_RECHARGER_2"</text:p>
          </table:table-cell>
          <table:table-cell table:formula="of:=[.C61]*VALUE([.D61])"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string">
            <text:p>60</text:p>
          </table:table-cell>
        </table:table-row>
        <table:table-row table:style-name="ro1">
          <table:table-cell office:value-type="string">
            <text:p>"DESTROYER_SHIELD_RECHARGER_3"</text:p>
          </table:table-cell>
          <table:table-cell table:formula="of:=[.C62]*VALUE([.D62])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100</text:p>
          </table:table-cell>
        </table:table-row>
        <table:table-row table:style-name="ro1">
          <table:table-cell office:value-type="string">
            <text:p>"CRUISER_SHIELD_RECHARGER_1"</text:p>
          </table:table-cell>
          <table:table-cell table:formula="of:=[.C63]*VALUE([.D63])"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40</text:p>
          </table:table-cell>
        </table:table-row>
        <table:table-row table:style-name="ro1">
          <table:table-cell office:value-type="string">
            <text:p>"CRUISER_SHIELD_RECHARGER_2"</text:p>
          </table:table-cell>
          <table:table-cell table:formula="of:=[.C64]*VALUE([.D64])"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string">
            <text:p>120</text:p>
          </table:table-cell>
        </table:table-row>
        <table:table-row table:style-name="ro1">
          <table:table-cell office:value-type="string">
            <text:p>"CRUISER_SHIELD_RECHARGER_3"</text:p>
          </table:table-cell>
          <table:table-cell table:formula="of:=[.C65]*VALUE([.D65])"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string">
            <text:p>200</text:p>
          </table:table-cell>
        </table:table-row>
        <table:table-row table:style-name="ro1">
          <table:table-cell office:value-type="string">
            <text:p>"BATTLESHIP_SHIELD_RECHARGER_1"</text:p>
          </table:table-cell>
          <table:table-cell table:formula="of:=[.C66]*VALUE([.D66])"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80</text:p>
          </table:table-cell>
        </table:table-row>
        <table:table-row table:style-name="ro1">
          <table:table-cell office:value-type="string">
            <text:p>"BATTLESHIP_SHIELD_RECHARGER_2"</text:p>
          </table:table-cell>
          <table:table-cell table:formula="of:=[.C67]*VALUE([.D67])"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</text:p>
          </table:table-cell>
        </table:table-row>
        <table:table-row table:style-name="ro1">
          <table:table-cell office:value-type="string">
            <text:p>"BATTLESHIP_SHIELD_RECHARGER_3"</text:p>
          </table:table-cell>
          <table:table-cell table:formula="of:=[.C68]*VALUE([.D68])"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string">
            <text:p>400</text:p>
          </table:table-cell>
        </table:table-row>
        <table:table-row table:style-name="ro1">
          <table:table-cell office:value-type="string">
            <text:p>"DREADNOUGHT_SHIELD_RECHARGER_1"</text:p>
          </table:table-cell>
          <table:table-cell table:formula="of:=[.C69]*VALUE([.D69])"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string">
            <text:p>160</text:p>
          </table:table-cell>
        </table:table-row>
        <table:table-row table:style-name="ro1">
          <table:table-cell office:value-type="string">
            <text:p>"DREADNOUGHT_SHIELD_RECHARGER_2"</text:p>
          </table:table-cell>
          <table:table-cell table:formula="of:=[.C70]*VALUE([.D70])" office:value-type="float" office:value="480">
            <text:p>480</text:p>
          </table:table-cell>
          <table:table-cell office:value-type="float" office:value="1">
            <text:p>1</text:p>
          </table:table-cell>
          <table:table-cell office:value-type="string">
            <text:p>480</text:p>
          </table:table-cell>
        </table:table-row>
        <table:table-row table:style-name="ro1">
          <table:table-cell office:value-type="string">
            <text:p>"DREADNOUGHT_SHIELD_RECHARGER_3"</text:p>
          </table:table-cell>
          <table:table-cell table:formula="of:=[.C71]*VALUE([.D71])" office:value-type="float" office:value="800">
            <text:p>800</text:p>
          </table:table-cell>
          <table:table-cell office:value-type="float" office:value="1">
            <text:p>1</text:p>
          </table:table-cell>
          <table:table-cell office:value-type="string">
            <text:p>800</text:p>
          </table:table-cell>
        </table:table-row>
        <table:table-row table:style-name="ro1">
          <table:table-cell office:value-type="string">
            <text:p>"CORVETTE_MARAUDER_HULL_CONFIGURATION_1"</text:p>
          </table:table-cell>
          <table:table-cell table:formula="of:=[.C72]*VALUE([.D72])"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30</text:p>
          </table:table-cell>
        </table:table-row>
        <table:table-row table:style-name="ro1">
          <table:table-cell office:value-type="string">
            <text:p>"CORVETTE_MARAUDER_HULL_CONFIGURATION_2"</text:p>
          </table:table-cell>
          <table:table-cell table:formula="of:=[.C73]*VALUE([.D73])"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50</text:p>
          </table:table-cell>
        </table:table-row>
        <table:table-row table:style-name="ro1">
          <table:table-cell office:value-type="string">
            <text:p>"DESTROYER_MARAUDER_HULL_CONFIGURATION_1"</text:p>
          </table:table-cell>
          <table:table-cell table:formula="of:=[.C74]*VALUE([.D74])"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string">
            <text:p>60</text:p>
          </table:table-cell>
        </table:table-row>
        <table:table-row table:style-name="ro1">
          <table:table-cell office:value-type="string">
            <text:p>"DESTROYER_MARAUDER_HULL_CONFIGURATION_2"</text:p>
          </table:table-cell>
          <table:table-cell table:formula="of:=[.C75]*VALUE([.D75])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100</text:p>
          </table:table-cell>
        </table:table-row>
        <table:table-row table:style-name="ro1">
          <table:table-cell office:value-type="string">
            <text:p>"CRUISER_MARAUDER_HULL_CONFIGURATION_1"</text:p>
          </table:table-cell>
          <table:table-cell table:formula="of:=[.C76]*VALUE([.D76])"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string">
            <text:p>120</text:p>
          </table:table-cell>
        </table:table-row>
        <table:table-row table:style-name="ro1">
          <table:table-cell office:value-type="string">
            <text:p>"CRUISER_MARAUDER_HULL_CONFIGURATION_2"</text:p>
          </table:table-cell>
          <table:table-cell table:formula="of:=[.C77]*VALUE([.D77])"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string">
            <text:p>200</text:p>
          </table:table-cell>
        </table:table-row>
        <table:table-row table:style-name="ro1">
          <table:table-cell office:value-type="string">
            <text:p>"BATTLESHIP_MARAUDER_HULL_CONFIGURATION_1"</text:p>
          </table:table-cell>
          <table:table-cell table:formula="of:=[.C78]*VALUE([.D78])"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</text:p>
          </table:table-cell>
        </table:table-row>
        <table:table-row table:style-name="ro1">
          <table:table-cell office:value-type="string">
            <text:p>"BATTLESHIP_MARAUDER_HULL_CONFIGURATION_2"</text:p>
          </table:table-cell>
          <table:table-cell table:formula="of:=[.C79]*VALUE([.D79])"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string">
            <text:p>400</text:p>
          </table:table-cell>
        </table:table-row>
        <table:table-row table:style-name="ro1">
          <table:table-cell office:value-type="string">
            <text:p>"DREADNOUGHT_MARAUDER_HULL_CONFIGURATION_1"</text:p>
          </table:table-cell>
          <table:table-cell table:formula="of:=[.C80]*VALUE([.D80])" office:value-type="float" office:value="480">
            <text:p>480</text:p>
          </table:table-cell>
          <table:table-cell office:value-type="float" office:value="1">
            <text:p>1</text:p>
          </table:table-cell>
          <table:table-cell office:value-type="string">
            <text:p>480</text:p>
          </table:table-cell>
        </table:table-row>
        <table:table-row table:style-name="ro1">
          <table:table-cell office:value-type="string">
            <text:p>"DREADNOUGHT_MARAUDER_HULL_CONFIGURATION_2"</text:p>
          </table:table-cell>
          <table:table-cell table:formula="of:=[.C81]*VALUE([.D81])" office:value-type="float" office:value="800">
            <text:p>800</text:p>
          </table:table-cell>
          <table:table-cell office:value-type="float" office:value="1">
            <text:p>1</text:p>
          </table:table-cell>
          <table:table-cell office:value-type="string">
            <text:p>800</text:p>
          </table:table-cell>
        </table:table-row>
        <table:table-row table:style-name="ro1">
          <table:table-cell office:value-type="string">
            <text:p>"CORVETTE_INTEGRITY_FIELD_GENERATORS_1"</text:p>
          </table:table-cell>
          <table:table-cell table:formula="of:=[.C82]*VALUE([.D82])"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45</text:p>
          </table:table-cell>
        </table:table-row>
        <table:table-row table:style-name="ro1">
          <table:table-cell office:value-type="string">
            <text:p>"CORVETTE_INTEGRITY_FIELD_GENERATORS_2"</text:p>
          </table:table-cell>
          <table:table-cell table:formula="of:=[.C83]*VALUE([.D83])"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string">
            <text:p>75</text:p>
          </table:table-cell>
        </table:table-row>
        <table:table-row table:style-name="ro1">
          <table:table-cell office:value-type="string">
            <text:p>"DESTROYER_INTEGRITY_FIELD_GENERATORS_1"</text:p>
          </table:table-cell>
          <table:table-cell table:formula="of:=[.C84]*VALUE([.D84])"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90</text:p>
          </table:table-cell>
        </table:table-row>
        <table:table-row table:style-name="ro1">
          <table:table-cell office:value-type="string">
            <text:p>"DESTROYER_INTEGRITY_FIELD_GENERATORS_2"</text:p>
          </table:table-cell>
          <table:table-cell table:formula="of:=[.C85]*VALUE([.D85])"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string">
            <text:p>150</text:p>
          </table:table-cell>
        </table:table-row>
        <table:table-row table:style-name="ro1">
          <table:table-cell office:value-type="string">
            <text:p>"CRUISER_INTEGRITY_FIELD_GENERATORS_1"</text:p>
          </table:table-cell>
          <table:table-cell table:formula="of:=[.C86]*VALUE([.D86])"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string">
            <text:p>180</text:p>
          </table:table-cell>
        </table:table-row>
        <table:table-row table:style-name="ro1">
          <table:table-cell office:value-type="string">
            <text:p>"CRUISER_INTEGRITY_FIELD_GENERATORS_2"</text:p>
          </table:table-cell>
          <table:table-cell table:formula="of:=[.C87]*VALUE([.D87])"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300</text:p>
          </table:table-cell>
        </table:table-row>
        <table:table-row table:style-name="ro1">
          <table:table-cell office:value-type="string">
            <text:p>"BATTLESHIP_INTEGRITY_FIELD_GENERATORS_1"</text:p>
          </table:table-cell>
          <table:table-cell table:formula="of:=[.C88]*VALUE([.D88])"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</text:p>
          </table:table-cell>
        </table:table-row>
        <table:table-row table:style-name="ro1">
          <table:table-cell office:value-type="string">
            <text:p>"BATTLESHIP_INTEGRITY_FIELD_GENERATORS_2"</text:p>
          </table:table-cell>
          <table:table-cell table:formula="of:=[.C89]*VALUE([.D89])"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string">
            <text:p>600</text:p>
          </table:table-cell>
        </table:table-row>
        <table:table-row table:style-name="ro1">
          <table:table-cell office:value-type="string">
            <text:p>"DREADNOUGHT_INTEGRITY_FIELD_GENERATORS_1"</text:p>
          </table:table-cell>
          <table:table-cell table:formula="of:=[.C90]*VALUE([.D90])" office:value-type="float" office:value="720">
            <text:p>720</text:p>
          </table:table-cell>
          <table:table-cell office:value-type="float" office:value="1">
            <text:p>1</text:p>
          </table:table-cell>
          <table:table-cell office:value-type="string">
            <text:p>720</text:p>
          </table:table-cell>
        </table:table-row>
        <table:table-row table:style-name="ro1">
          <table:table-cell office:value-type="string">
            <text:p>"DREADNOUGHT_INTEGRITY_FIELD_GENERATORS_2"</text:p>
          </table:table-cell>
          <table:table-cell table:formula="of:=[.C91]*VALUE([.D91])" office:value-type="float" office:value="1200">
            <text:p>1200</text:p>
          </table:table-cell>
          <table:table-cell office:value-type="float" office:value="1">
            <text:p>1</text:p>
          </table:table-cell>
          <table:table-cell office:value-type="string">
            <text:p>1200</text:p>
          </table:table-cell>
        </table:table-row>
        <table:table-row table:style-name="ro1">
          <table:table-cell office:value-type="string">
            <text:p>"SMALL_STATION_INTEGRITY_FIELD_GENERATORS_1"</text:p>
          </table:table-cell>
          <table:table-cell table:formula="of:=[.C92]*VALUE([.D92])" office:value-type="float" office:value="56.25">
            <text:p>56.25</text:p>
          </table:table-cell>
          <table:table-cell office:value-type="float" office:value="0.5">
            <text:p>0.5</text:p>
          </table:table-cell>
          <table:table-cell office:value-type="string">
            <text:p>112.5</text:p>
          </table:table-cell>
        </table:table-row>
        <table:table-row table:style-name="ro1">
          <table:table-cell office:value-type="string">
            <text:p>"SMALL_STATION_INTEGRITY_FIELD_GENERATORS_2"</text:p>
          </table:table-cell>
          <table:table-cell table:formula="of:=[.C93]*VALUE([.D93])" office:value-type="float" office:value="93.75">
            <text:p>93.75</text:p>
          </table:table-cell>
          <table:table-cell office:value-type="float" office:value="0.5">
            <text:p>0.5</text:p>
          </table:table-cell>
          <table:table-cell office:value-type="string">
            <text:p>187.5</text:p>
          </table:table-cell>
        </table:table-row>
        <table:table-row table:style-name="ro1">
          <table:table-cell office:value-type="string">
            <text:p>"MEDIUM_STATION_INTEGRITY_FIELD_GENERATORS_1"</text:p>
          </table:table-cell>
          <table:table-cell table:formula="of:=[.C94]*VALUE([.D94])" office:value-type="float" office:value="112.5">
            <text:p>112.5</text:p>
          </table:table-cell>
          <table:table-cell office:value-type="float" office:value="0.5">
            <text:p>0.5</text:p>
          </table:table-cell>
          <table:table-cell office:value-type="string">
            <text:p>225</text:p>
          </table:table-cell>
        </table:table-row>
        <table:table-row table:style-name="ro1">
          <table:table-cell office:value-type="string">
            <text:p>"MEDIUM_STATION_INTEGRITY_FIELD_GENERATORS_2"</text:p>
          </table:table-cell>
          <table:table-cell table:formula="of:=[.C95]*VALUE([.D95])" office:value-type="float" office:value="187.5">
            <text:p>187.5</text:p>
          </table:table-cell>
          <table:table-cell office:value-type="float" office:value="0.5">
            <text:p>0.5</text:p>
          </table:table-cell>
          <table:table-cell office:value-type="string">
            <text:p>375</text:p>
          </table:table-cell>
        </table:table-row>
        <table:table-row table:style-name="ro1">
          <table:table-cell office:value-type="string">
            <text:p>"LARGE_STATION_INTEGRITY_FIELD_GENERATORS_1"</text:p>
          </table:table-cell>
          <table:table-cell table:formula="of:=[.C96]*VALUE([.D96])" office:value-type="float" office:value="225">
            <text:p>225</text:p>
          </table:table-cell>
          <table:table-cell office:value-type="float" office:value="0.5">
            <text:p>0.5</text:p>
          </table:table-cell>
          <table:table-cell office:value-type="string">
            <text:p>450</text:p>
          </table:table-cell>
        </table:table-row>
        <table:table-row table:style-name="ro1">
          <table:table-cell office:value-type="string">
            <text:p>"LARGE_STATION_INTEGRITY_FIELD_GENERATORS_2"</text:p>
          </table:table-cell>
          <table:table-cell table:formula="of:=[.C97]*VALUE([.D97])" office:value-type="float" office:value="375">
            <text:p>375</text:p>
          </table:table-cell>
          <table:table-cell office:value-type="float" office:value="0.5">
            <text:p>0.5</text:p>
          </table:table-cell>
          <table:table-cell office:value-type="string">
            <text:p>750</text:p>
          </table:table-cell>
        </table:table-row>
        <table:table-row table:style-name="ro1">
          <table:table-cell office:value-type="string">
            <text:p>"EXTRA_LARGE_STATION_INTEGRITY_FIELD_GENERATORS_1"</text:p>
          </table:table-cell>
          <table:table-cell table:formula="of:=[.C98]*VALUE([.D98])" office:value-type="float" office:value="450">
            <text:p>450</text:p>
          </table:table-cell>
          <table:table-cell office:value-type="float" office:value="0.5">
            <text:p>0.5</text:p>
          </table:table-cell>
          <table:table-cell office:value-type="string">
            <text:p>900</text:p>
          </table:table-cell>
        </table:table-row>
        <table:table-row table:style-name="ro1">
          <table:table-cell office:value-type="string">
            <text:p>"EXTRA_LARGE_STATION_INTEGRITY_FIELD_GENERATORS_2"</text:p>
          </table:table-cell>
          <table:table-cell table:formula="of:=[.C99]*VALUE([.D99])" office:value-type="float" office:value="750">
            <text:p>750</text:p>
          </table:table-cell>
          <table:table-cell office:value-type="float" office:value="0.5">
            <text:p>0.5</text:p>
          </table:table-cell>
          <table:table-cell office:value-type="string">
            <text:p>1500</text:p>
          </table:table-cell>
        </table:table-row>
        <table:table-row table:style-name="ro1">
          <table:table-cell office:value-type="string">
            <text:p>"CORVETTE_CLOAKING_FIELD_EMITTERS_1"</text:p>
          </table:table-cell>
          <table:table-cell table:formula="of:=[.C100]*VALUE([.D100])"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45</text:p>
          </table:table-cell>
        </table:table-row>
        <table:table-row table:style-name="ro1">
          <table:table-cell office:value-type="string">
            <text:p>"CORVETTE_CLOAKING_FIELD_EMITTERS_2"</text:p>
          </table:table-cell>
          <table:table-cell table:formula="of:=[.C101]*VALUE([.D101])"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string">
            <text:p>75</text:p>
          </table:table-cell>
        </table:table-row>
        <table:table-row table:style-name="ro1">
          <table:table-cell office:value-type="string">
            <text:p>"DESTROYER_CLOAKING_FIELD_EMITTERS_1"</text:p>
          </table:table-cell>
          <table:table-cell table:formula="of:=[.C102]*VALUE([.D102])"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90</text:p>
          </table:table-cell>
        </table:table-row>
        <table:table-row table:style-name="ro1">
          <table:table-cell office:value-type="string">
            <text:p>"DESTROYER_CLOAKING_FIELD_EMITTERS_2"</text:p>
          </table:table-cell>
          <table:table-cell table:formula="of:=[.C103]*VALUE([.D103])"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string">
            <text:p>150</text:p>
          </table:table-cell>
        </table:table-row>
        <table:table-row table:style-name="ro1">
          <table:table-cell office:value-type="string">
            <text:p>"CRUISER_CLOAKING_FIELD_EMITTERS_1"</text:p>
          </table:table-cell>
          <table:table-cell table:formula="of:=[.C104]*VALUE([.D104])"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string">
            <text:p>180</text:p>
          </table:table-cell>
        </table:table-row>
        <table:table-row table:style-name="ro1">
          <table:table-cell office:value-type="string">
            <text:p>"CRUISER_CLOAKING_FIELD_EMITTERS_2"</text:p>
          </table:table-cell>
          <table:table-cell table:formula="of:=[.C105]*VALUE([.D105])"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300</text:p>
          </table:table-cell>
        </table:table-row>
        <table:table-row table:style-name="ro1">
          <table:table-cell office:value-type="string">
            <text:p>"BATTLESHIP_CLOAKING_FIELD_EMITTERS_1"</text:p>
          </table:table-cell>
          <table:table-cell table:formula="of:=[.C106]*VALUE([.D106])"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</text:p>
          </table:table-cell>
        </table:table-row>
        <table:table-row table:style-name="ro1">
          <table:table-cell office:value-type="string">
            <text:p>"BATTLESHIP_CLOAKING_FIELD_EMITTERS_2"</text:p>
          </table:table-cell>
          <table:table-cell table:formula="of:=[.C107]*VALUE([.D107])"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string">
            <text:p>600</text:p>
          </table:table-cell>
        </table:table-row>
        <table:table-row table:style-name="ro1">
          <table:table-cell office:value-type="string">
            <text:p>"DREADNOUGHT_CLOAKING_FIELD_EMITTERS_1"</text:p>
          </table:table-cell>
          <table:table-cell table:formula="of:=[.C108]*VALUE([.D108])" office:value-type="float" office:value="720">
            <text:p>720</text:p>
          </table:table-cell>
          <table:table-cell office:value-type="float" office:value="1">
            <text:p>1</text:p>
          </table:table-cell>
          <table:table-cell office:value-type="string">
            <text:p>720</text:p>
          </table:table-cell>
        </table:table-row>
        <table:table-row table:style-name="ro1">
          <table:table-cell office:value-type="string">
            <text:p>"DREADNOUGHT_CLOAKING_FIELD_EMITTERS_2"</text:p>
          </table:table-cell>
          <table:table-cell table:formula="of:=[.C109]*VALUE([.D109])" office:value-type="float" office:value="1200">
            <text:p>1200</text:p>
          </table:table-cell>
          <table:table-cell office:value-type="float" office:value="1">
            <text:p>1</text:p>
          </table:table-cell>
          <table:table-cell office:value-type="string">
            <text:p>1200</text:p>
          </table:table-cell>
        </table:table-row>
        <table:table-row table:style-name="ro1">
          <table:table-cell office:value-type="string">
            <text:p>"SMALL_STATION_SIEGE_SHIELD_1"</text:p>
          </table:table-cell>
          <table:table-cell table:formula="of:=[.C110]*VALUE([.D110])" office:value-type="float" office:value="12.5">
            <text:p>12.5</text:p>
          </table:table-cell>
          <table:table-cell office:value-type="float" office:value="0.5">
            <text:p>0.5</text:p>
          </table:table-cell>
          <table:table-cell office:value-type="string">
            <text:p>25</text:p>
          </table:table-cell>
        </table:table-row>
        <table:table-row table:style-name="ro1">
          <table:table-cell office:value-type="string">
            <text:p>"SMALL_STATION_SIEGE_SHIELD_2"</text:p>
          </table:table-cell>
          <table:table-cell table:formula="of:=[.C111]*VALUE([.D111])" office:value-type="float" office:value="25">
            <text:p>25</text:p>
          </table:table-cell>
          <table:table-cell office:value-type="float" office:value="0.5">
            <text:p>0.5</text:p>
          </table:table-cell>
          <table:table-cell office:value-type="string">
            <text:p>50</text:p>
          </table:table-cell>
        </table:table-row>
        <table:table-row table:style-name="ro1">
          <table:table-cell office:value-type="string">
            <text:p>"SMALL_STATION_SIEGE_SHIELD_3"</text:p>
          </table:table-cell>
          <table:table-cell table:formula="of:=[.C112]*VALUE([.D112])" office:value-type="float" office:value="37.5">
            <text:p>37.5</text:p>
          </table:table-cell>
          <table:table-cell office:value-type="float" office:value="0.5">
            <text:p>0.5</text:p>
          </table:table-cell>
          <table:table-cell office:value-type="string">
            <text:p>75</text:p>
          </table:table-cell>
        </table:table-row>
        <table:table-row table:style-name="ro1">
          <table:table-cell office:value-type="string">
            <text:p>"SMALL_STATION_SIEGE_SHIELD_4"</text:p>
          </table:table-cell>
          <table:table-cell table:formula="of:=[.C113]*VALUE([.D113])" office:value-type="float" office:value="50">
            <text:p>50</text:p>
          </table:table-cell>
          <table:table-cell office:value-type="float" office:value="0.5">
            <text:p>0.5</text:p>
          </table:table-cell>
          <table:table-cell office:value-type="string">
            <text:p>100</text:p>
          </table:table-cell>
        </table:table-row>
        <table:table-row table:style-name="ro1">
          <table:table-cell office:value-type="string">
            <text:p>"SMALL_STATION_SIEGE_SHIELD_5"</text:p>
          </table:table-cell>
          <table:table-cell table:formula="of:=[.C114]*VALUE([.D114])" office:value-type="float" office:value="62.5">
            <text:p>62.5</text:p>
          </table:table-cell>
          <table:table-cell office:value-type="float" office:value="0.5">
            <text:p>0.5</text:p>
          </table:table-cell>
          <table:table-cell office:value-type="string">
            <text:p>125</text:p>
          </table:table-cell>
        </table:table-row>
        <table:table-row table:style-name="ro1">
          <table:table-cell office:value-type="string">
            <text:p>"MEDIUM_STATION_SIEGE_SHIELD_1"</text:p>
          </table:table-cell>
          <table:table-cell table:formula="of:=[.C115]*VALUE([.D115])" office:value-type="float" office:value="25">
            <text:p>25</text:p>
          </table:table-cell>
          <table:table-cell office:value-type="float" office:value="0.5">
            <text:p>0.5</text:p>
          </table:table-cell>
          <table:table-cell office:value-type="string">
            <text:p>50</text:p>
          </table:table-cell>
        </table:table-row>
        <table:table-row table:style-name="ro1">
          <table:table-cell office:value-type="string">
            <text:p>"MEDIUM_STATION_SIEGE_SHIELD_2"</text:p>
          </table:table-cell>
          <table:table-cell table:formula="of:=[.C116]*VALUE([.D116])" office:value-type="float" office:value="50">
            <text:p>50</text:p>
          </table:table-cell>
          <table:table-cell office:value-type="float" office:value="0.5">
            <text:p>0.5</text:p>
          </table:table-cell>
          <table:table-cell office:value-type="string">
            <text:p>100</text:p>
          </table:table-cell>
        </table:table-row>
        <table:table-row table:style-name="ro1">
          <table:table-cell office:value-type="string">
            <text:p>"MEDIUM_STATION_SIEGE_SHIELD_3"</text:p>
          </table:table-cell>
          <table:table-cell table:formula="of:=[.C117]*VALUE([.D117])" office:value-type="float" office:value="75">
            <text:p>75</text:p>
          </table:table-cell>
          <table:table-cell office:value-type="float" office:value="0.5">
            <text:p>0.5</text:p>
          </table:table-cell>
          <table:table-cell office:value-type="string">
            <text:p>150</text:p>
          </table:table-cell>
        </table:table-row>
        <table:table-row table:style-name="ro1">
          <table:table-cell office:value-type="string">
            <text:p>"MEDIUM_STATION_SIEGE_SHIELD_4"</text:p>
          </table:table-cell>
          <table:table-cell table:formula="of:=[.C118]*VALUE([.D118])" office:value-type="float" office:value="100">
            <text:p>100</text:p>
          </table:table-cell>
          <table:table-cell office:value-type="float" office:value="0.5">
            <text:p>0.5</text:p>
          </table:table-cell>
          <table:table-cell office:value-type="string">
            <text:p>200</text:p>
          </table:table-cell>
        </table:table-row>
        <table:table-row table:style-name="ro1">
          <table:table-cell office:value-type="string">
            <text:p>"MEDIUM_STATION_SIEGE_SHIELD_5"</text:p>
          </table:table-cell>
          <table:table-cell table:formula="of:=[.C119]*VALUE([.D119])" office:value-type="float" office:value="125">
            <text:p>125</text:p>
          </table:table-cell>
          <table:table-cell office:value-type="float" office:value="0.5">
            <text:p>0.5</text:p>
          </table:table-cell>
          <table:table-cell office:value-type="string">
            <text:p>250</text:p>
          </table:table-cell>
        </table:table-row>
        <table:table-row table:style-name="ro1">
          <table:table-cell office:value-type="string">
            <text:p>"LARGE_STATION_SIEGE_SHIELD_1"</text:p>
          </table:table-cell>
          <table:table-cell table:formula="of:=[.C120]*VALUE([.D120])" office:value-type="float" office:value="50">
            <text:p>50</text:p>
          </table:table-cell>
          <table:table-cell office:value-type="float" office:value="0.5">
            <text:p>0.5</text:p>
          </table:table-cell>
          <table:table-cell office:value-type="string">
            <text:p>100</text:p>
          </table:table-cell>
        </table:table-row>
        <table:table-row table:style-name="ro1">
          <table:table-cell office:value-type="string">
            <text:p>"LARGE_STATION_SIEGE_SHIELD_2"</text:p>
          </table:table-cell>
          <table:table-cell table:formula="of:=[.C121]*VALUE([.D121])" office:value-type="float" office:value="100">
            <text:p>100</text:p>
          </table:table-cell>
          <table:table-cell office:value-type="float" office:value="0.5">
            <text:p>0.5</text:p>
          </table:table-cell>
          <table:table-cell office:value-type="string">
            <text:p>200</text:p>
          </table:table-cell>
        </table:table-row>
        <table:table-row table:style-name="ro1">
          <table:table-cell office:value-type="string">
            <text:p>"LARGE_STATION_SIEGE_SHIELD_3"</text:p>
          </table:table-cell>
          <table:table-cell table:formula="of:=[.C122]*VALUE([.D122])" office:value-type="float" office:value="150">
            <text:p>150</text:p>
          </table:table-cell>
          <table:table-cell office:value-type="float" office:value="0.5">
            <text:p>0.5</text:p>
          </table:table-cell>
          <table:table-cell office:value-type="string">
            <text:p>300</text:p>
          </table:table-cell>
        </table:table-row>
        <table:table-row table:style-name="ro1">
          <table:table-cell office:value-type="string">
            <text:p>"LARGE_STATION_SIEGE_SHIELD_4"</text:p>
          </table:table-cell>
          <table:table-cell table:formula="of:=[.C123]*VALUE([.D123])" office:value-type="float" office:value="200">
            <text:p>200</text:p>
          </table:table-cell>
          <table:table-cell office:value-type="float" office:value="0.5">
            <text:p>0.5</text:p>
          </table:table-cell>
          <table:table-cell office:value-type="string">
            <text:p>400</text:p>
          </table:table-cell>
        </table:table-row>
        <table:table-row table:style-name="ro1">
          <table:table-cell office:value-type="string">
            <text:p>"LARGE_STATION_SIEGE_SHIELD_5"</text:p>
          </table:table-cell>
          <table:table-cell table:formula="of:=[.C124]*VALUE([.D124])" office:value-type="float" office:value="250">
            <text:p>250</text:p>
          </table:table-cell>
          <table:table-cell office:value-type="float" office:value="0.5">
            <text:p>0.5</text:p>
          </table:table-cell>
          <table:table-cell office:value-type="string">
            <text:p>500</text:p>
          </table:table-cell>
        </table:table-row>
        <table:table-row table:style-name="ro1">
          <table:table-cell office:value-type="string">
            <text:p>"EXTRA_LARGE_STATION_SIEGE_SHIELD_1"</text:p>
          </table:table-cell>
          <table:table-cell table:formula="of:=[.C125]*VALUE([.D125])" office:value-type="float" office:value="100">
            <text:p>100</text:p>
          </table:table-cell>
          <table:table-cell office:value-type="float" office:value="0.5">
            <text:p>0.5</text:p>
          </table:table-cell>
          <table:table-cell office:value-type="string">
            <text:p>200</text:p>
          </table:table-cell>
        </table:table-row>
        <table:table-row table:style-name="ro1">
          <table:table-cell office:value-type="string">
            <text:p>"EXTRA_LARGE_STATION_SIEGE_SHIELD_2"</text:p>
          </table:table-cell>
          <table:table-cell table:formula="of:=[.C126]*VALUE([.D126])" office:value-type="float" office:value="200">
            <text:p>200</text:p>
          </table:table-cell>
          <table:table-cell office:value-type="float" office:value="0.5">
            <text:p>0.5</text:p>
          </table:table-cell>
          <table:table-cell office:value-type="string">
            <text:p>400</text:p>
          </table:table-cell>
        </table:table-row>
        <table:table-row table:style-name="ro1">
          <table:table-cell office:value-type="string">
            <text:p>"EXTRA_LARGE_STATION_SIEGE_SHIELD_3"</text:p>
          </table:table-cell>
          <table:table-cell table:formula="of:=[.C127]*VALUE([.D127])" office:value-type="float" office:value="300">
            <text:p>300</text:p>
          </table:table-cell>
          <table:table-cell office:value-type="float" office:value="0.5">
            <text:p>0.5</text:p>
          </table:table-cell>
          <table:table-cell office:value-type="string">
            <text:p>600</text:p>
          </table:table-cell>
        </table:table-row>
        <table:table-row table:style-name="ro1">
          <table:table-cell office:value-type="string">
            <text:p>"EXTRA_LARGE_STATION_SIEGE_SHIELD_4"</text:p>
          </table:table-cell>
          <table:table-cell table:formula="of:=[.C128]*VALUE([.D128])" office:value-type="float" office:value="400">
            <text:p>400</text:p>
          </table:table-cell>
          <table:table-cell office:value-type="float" office:value="0.5">
            <text:p>0.5</text:p>
          </table:table-cell>
          <table:table-cell office:value-type="string">
            <text:p>800</text:p>
          </table:table-cell>
        </table:table-row>
        <table:table-row table:style-name="ro1">
          <table:table-cell office:value-type="string">
            <text:p>"EXTRA_LARGE_STATION_SIEGE_SHIELD_5"</text:p>
          </table:table-cell>
          <table:table-cell table:formula="of:=[.C129]*VALUE([.D129])" office:value-type="float" office:value="500">
            <text:p>500</text:p>
          </table:table-cell>
          <table:table-cell office:value-type="float" office:value="0.5">
            <text:p>0.5</text:p>
          </table:table-cell>
          <table:table-cell office:value-type="string">
            <text:p>1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1/18/2018</text:date>, <text:time>19:35:0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dc:date>2018-01-18T19:35:03.17</dc:date>
    <dc:creator>David </dc:creator>
    <meta:editing-duration>PT2M32S</meta:editing-duration>
    <meta:editing-cycles>1</meta:editing-cycles>
    <meta:document-statistic meta:table-count="1" meta:cell-count="499" meta:object-count="0"/>
  </office:meta>
</office:document-meta>
</file>